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Flowchart">
      <style:graphic-properties draw:textarea-horizontal-align="justify" draw:textarea-vertical-align="middle" draw:auto-grow-height="false"/>
    </style:style>
    <style:style style:name="gr2" style:family="graphic" style:parent-style-name="Flowchart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Flowchart">
      <style:graphic-properties draw:textarea-horizontal-align="center" draw:textarea-vertical-align="middle"/>
    </style:style>
    <style:style style:name="gr4" style:family="graphic" style:parent-style-name="Flowchart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3.868cm" svg:height="0.992cm" svg:x="0.16cm" svg:y="0cm">
          <text:p text:style-name="P1">ma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886cm" svg:height="0.483cm" svg:x="1.172cm" svg:y="7.908cm">
          <text:p text:style-name="P1">Error indica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.093cm" svg:y1="0.992cm" svg:x2="2.094cm" svg:y2="1.747cm" draw:start-shape="id1" draw:start-glue-point="8">
          <text:p/>
        </draw:connector>
        <draw:custom-shape draw:style-name="gr4" draw:text-style-name="P1" draw:layer="layout" svg:width="1.133cm" svg:height="0.619cm" svg:x="1.871cm" svg:y="8.835cm">
          <text:p text:style-name="P1">retur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4.427cm" svg:height="0.525cm" svg:x="11.198cm" svg:y="4.75cm">
          <text:p text:style-name="P1">detect colo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5cm" svg:height="1.375cm" svg:x="0.125cm" svg:y="1.875cm">
          <text:p text:style-name="P1">mode == </text:p>
          <text:p text:style-name="P1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39cm" svg:x="3.812cm" svg:y="1.94cm">
          <text:p text:style-name="P1">mode == </text:p>
          <text:p text:style-name="P1">PA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751cm" svg:height="1.339cm" svg:x="7.45cm" svg:y="1.94cm">
          <text:p text:style-name="P1">mode == </text:p>
          <text:p text:style-name="P1">RUN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7.638cm" svg:y="3.75cm">
          <text:p text:style-name="P1">step.I ==</text:p>
          <text:p text:style-name="P1">AWAI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7.625cm" svg:y="11.75cm">
          <text:p text:style-name="P1">step.II ==</text:p>
          <text:p text:style-name="P1">AWAI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7.625cm" svg:y="15.251cm">
          <text:p text:style-name="P1">step.III ==</text:p>
          <text:p text:style-name="P1">AWAI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7.625cm" svg:y="6.625cm">
          <text:p text:style-name="P1">step.I ==</text:p>
          <text:p text:style-name="P1">RUN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7.625cm" svg:y="9.5cm">
          <text:p text:style-name="P1">step.I ==</text:p>
          <text:p text:style-name="P1">FINISH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11.725cm" svg:y="11.75cm">
          <text:p text:style-name="P1">step.II ==</text:p>
          <text:p text:style-name="P1">RUN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11.725cm" svg:y="13.375cm">
          <text:p text:style-name="P1">step.II ==</text:p>
          <text:p text:style-name="P1">FINISH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11.725cm" svg:y="15.25cm">
          <text:p text:style-name="P1">step.III ==</text:p>
          <text:p text:style-name="P1">RUN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375cm" svg:height="1.375cm" svg:x="11.725cm" svg:y="16.875cm">
          <text:p text:style-name="P1">step.III ==</text:p>
          <text:p text:style-name="P1">FINISH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427cm" svg:height="0.525cm" svg:x="11.198cm" svg:y="5.725cm">
          <text:p text:style-name="P1">prepare catcher posi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27cm" svg:height="0.525cm" svg:x="11.198cm" svg:y="7.75cm">
          <text:p text:style-name="P1">load smarti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27cm" svg:height="0.525cm" svg:x="11.198cm" svg:y="8.725cm">
          <text:p text:style-name="P1">rotate revolv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svg:stroke-width="0.03cm" draw:marker-start-width="0.35cm" draw:marker-end="Arrow" draw:marker-end-width="0.35cm" draw:fill-color="#ffffff" draw:fill-image-width="0cm" draw:fill-image-height="0cm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Simeon Felis</meta:initial-creator>
    <meta:creation-date>2008-02-17T13:20:21</meta:creation-date>
    <dc:creator>praktikum praktikum</dc:creator>
    <dc:date>2008-05-21T16:40:36</dc:date>
    <meta:editing-cycles>9</meta:editing-cycles>
    <meta:editing-duration>PT1H32M8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